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00" fo:min-height="2.144cm" fo:min-width="4.502cm"/>
    </style:style>
    <style:style style:name="gr2" style:family="graphic" style:parent-style-name="standard">
      <style:graphic-properties svg:stroke-width="0.035cm" svg:stroke-color="#001eff" draw:marker-start-width="0.252cm" draw:marker-end-width="0.252cm" draw:fill="none" fo:min-height="1.127cm" fo:min-width="0.8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1e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1eff" draw:marker-start-width="0.242cm" draw:marker-end-width="0.242cm" draw:fill="solid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1eff" draw:marker-start="" draw:marker-start-width="0.242cm" draw:marker-end="" draw:marker-end-width="0.342cm" draw:fill="solid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2.418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style:text-properties fo:color="#001eff" style:font-name="Liberation Serif"/>
    </style:style>
    <style:style style:name="P5" style:family="paragraph">
      <loext:graphic-properties draw:fill="none" draw:fill-color="#ffffff"/>
      <style:text-properties fo:color="#001e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02cm" svg:height="2.394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cm" svg:height="1.995cm" svg:x="0.2cm" svg:y="0.2cm">
            <text:p/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3" draw:layer="layout" svg:x1="1.2cm" svg:y1="0.2cm" svg:x2="1.2cm" svg:y2="2.195cm">
            <text:p/>
          </draw:line>
          <draw:line draw:style-name="gr4" draw:text-style-name="P3" draw:layer="layout" svg:x1="0.2cm" svg:y1="1.197cm" svg:x2="2.201cm" svg:y2="1.197cm">
            <text:p/>
          </draw:line>
          <draw:line draw:style-name="gr5" draw:text-style-name="P3" draw:layer="layout" svg:x1="0.5cm" svg:y1="0.499cm" svg:x2="1.901cm" svg:y2="1.896cm">
            <text:p/>
          </draw:line>
          <draw:line draw:style-name="gr5" draw:text-style-name="P3" draw:layer="layout" svg:x1="1.901cm" svg:y1="0.499cm" svg:x2="0.5cm" svg:y2="1.896cm">
            <text:p/>
          </draw:line>
          <draw:frame draw:style-name="gr6" draw:text-style-name="P5" draw:layer="layout" svg:width="2.924cm" svg:height="3.063cm" svg:x="2.086cm" svg:y="-0.298cm">
            <draw:text-box>
              <text:p text:style-name="P4">Army</text:p>
              <text:p text:style-name="P4">of</text:p>
              <text:p text:style-name="P4">the North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05T13:08:24.314608387</dc:date>
    <meta:editing-duration>PT22M1S</meta:editing-duration>
    <meta:editing-cycles>8</meta:editing-cycles>
    <meta:generator>LibreOffice/6.4.7.2$Linux_X86_64 LibreOffice_project/40$Build-2</meta:generator>
    <meta:document-statistic meta:object-count="8"/>
  </office:meta>
</office:document-meta>
</file>